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18.93cm" style:page-number="auto" table:align="left" style:writing-mode="lr-tb"/>
    </style:style>
    <style:style style:name="Tabella1.A" style:family="table-column">
      <style:table-column-properties style:column-width="3.794cm"/>
    </style:style>
    <style:style style:name="Tabella1.B" style:family="table-column">
      <style:table-column-properties style:column-width="3.768cm"/>
    </style:style>
    <style:style style:name="Tabella1.C" style:family="table-column">
      <style:table-column-properties style:column-width="3.833cm"/>
    </style:style>
    <style:style style:name="Tabella1.1" style:family="table-row">
      <style:table-row-properties style:min-row-height="1.233cm" style:keep-together="false" fo:keep-together="always"/>
    </style:style>
    <style:style style:name="Tabella1.A1" style:family="table-cell">
      <style:table-cell-properties style:vertical-align="top" fo:padding-left="0.076cm" fo:padding-right="0.076cm" fo:padding-top="0cm" fo:padding-bottom="0cm" fo:border-left="0.018cm solid #000000" fo:border-right="none" fo:border-top="0.018cm solid #000000" fo:border-bottom="0.018cm solid #000000" style:writing-mode="lr-tb"/>
    </style:style>
    <style:style style:name="Tabella1.B1" style:family="table-cell">
      <style:table-cell-properties style:vertical-align="top" fo:padding-left="0.076cm" fo:padding-right="0.076cm" fo:padding-top="0cm" fo:padding-bottom="0cm" fo:border-left="0.018cm solid #000000" fo:border-right="none" fo:border-top="none" fo:border-bottom="none" style:writing-mode="lr-tb"/>
    </style:style>
    <style:style style:name="Tabella1.E1" style:family="table-cell">
      <style:table-cell-properties style:vertical-align="top" fo:padding-left="0.076cm" fo:padding-right="0.076cm" fo:padding-top="0cm" fo:padding-bottom="0cm" fo:border="none" style:writing-mode="lr-tb"/>
    </style:style>
    <style:style style:name="Tabella1.2" style:family="table-row">
      <style:table-row-properties style:keep-together="false" fo:keep-together="always"/>
    </style:style>
    <style:style style:name="Tabella2" style:family="table">
      <style:table-properties style:width="18.907cm" table:align="left" style:writing-mode="lr-tb"/>
    </style:style>
    <style:style style:name="Tabella2.A" style:family="table-column">
      <style:table-column-properties style:column-width="4.611cm"/>
    </style:style>
    <style:style style:name="Tabella2.B" style:family="table-column">
      <style:table-column-properties style:column-width="4.613cm"/>
    </style:style>
    <style:style style:name="Tabella2.C" style:family="table-column">
      <style:table-column-properties style:column-width="0.416cm"/>
    </style:style>
    <style:style style:name="Tabella2.D" style:family="table-column">
      <style:table-column-properties style:column-width="4.621cm"/>
    </style:style>
    <style:style style:name="Tabella2.E" style:family="table-column">
      <style:table-column-properties style:column-width="4.646cm"/>
    </style:style>
    <style:style style:name="Tabella2.1" style:family="table-row">
      <style:table-row-properties style:keep-together="false" fo:keep-together="always"/>
    </style:style>
    <style:style style:name="Tabella2.A1" style:family="table-cell">
      <style:table-cell-properties style:vertical-align="top" fo:padding-left="0.076cm" fo:padding-right="0.076cm" fo:padding-top="0cm" fo:padding-bottom="0cm" fo:border-left="0.018cm solid #000000" fo:border-right="none" fo:border-top="0.018cm solid #000000" fo:border-bottom="0.018cm solid #000000" style:writing-mode="lr-tb"/>
    </style:style>
    <style:style style:name="Tabella2.C1" style:family="table-cell">
      <style:table-cell-properties style:vertical-align="top" fo:padding-left="0.076cm" fo:padding-right="0.076cm" fo:padding-top="0cm" fo:padding-bottom="0cm" fo:border-left="0.018cm solid #000000" fo:border-right="none" fo:border-top="none" fo:border-bottom="none" style:writing-mode="lr-tb"/>
    </style:style>
    <style:style style:name="Tabella2.D1" style:family="table-cell">
      <style:table-cell-properties style:vertical-align="top" fo:padding-left="0.076cm" fo:padding-right="0.076cm" fo:padding-top="0cm" fo:padding-bottom="0cm" fo:border="0.018cm solid #000000" style:writing-mode="lr-tb"/>
    </style:style>
    <style:style style:name="Tabella2.2" style:family="table-row">
      <style:table-row-properties style:min-row-height="0.367cm" style:keep-together="false" fo:keep-together="always"/>
    </style:style>
    <style:style style:name="Tabella2.3" style:family="table-row">
      <style:table-row-properties style:min-row-height="0.376cm" style:keep-together="false" fo:keep-together="always"/>
    </style:style>
    <style:style style:name="Tabella2.E5" style:family="table-cell">
      <style:table-cell-properties style:vertical-align="top" fo:padding-left="0.076cm" fo:padding-right="0.076cm" fo:padding-top="0cm" fo:padding-bottom="0cm" fo:border-left="0.018cm solid #000000" fo:border-right="0.018cm solid #000000" fo:border-top="0.018cm solid #000000" fo:border-bottom="none" style:writing-mode="lr-tb"/>
    </style:style>
    <style:style style:name="Tabella3" style:family="table">
      <style:table-properties style:width="18.935cm" table:align="left" style:writing-mode="lr-tb"/>
    </style:style>
    <style:style style:name="Tabella3.A" style:family="table-column">
      <style:table-column-properties style:column-width="18.935cm"/>
    </style:style>
    <style:style style:name="Tabella3.1" style:family="table-row">
      <style:table-row-properties style:keep-together="false" fo:keep-together="always"/>
    </style:style>
    <style:style style:name="Tabella3.A1" style:family="table-cell">
      <style:table-cell-properties style:vertical-align="top" fo:padding-left="0.076cm" fo:padding-right="0.076cm" fo:padding-top="0cm" fo:padding-bottom="0cm" fo:border="0.018cm solid #000000" style:writing-mode="lr-tb"/>
    </style:style>
    <style:style style:name="Tabella4" style:family="table">
      <style:table-properties style:width="18.949cm" table:align="left" style:writing-mode="lr-tb"/>
    </style:style>
    <style:style style:name="Tabella4.A" style:family="table-column">
      <style:table-column-properties style:column-width="18.949cm"/>
    </style:style>
    <style:style style:name="Tabella4.1" style:family="table-row">
      <style:table-row-properties style:keep-together="false" fo:keep-together="always"/>
    </style:style>
    <style:style style:name="Tabella4.A1" style:family="table-cell">
      <style:table-cell-properties style:vertical-align="top" fo:padding-left="0.076cm" fo:padding-right="0.076cm" fo:padding-top="0cm" fo:padding-bottom="0cm" fo:border="0.018cm solid #000000" style:writing-mode="lr-tb"/>
    </style:style>
    <style:style style:name="Tabella5" style:family="table">
      <style:table-properties style:width="18.909cm" table:align="left" style:writing-mode="lr-tb"/>
    </style:style>
    <style:style style:name="Tabella5.A" style:family="table-column">
      <style:table-column-properties style:column-width="3.849cm"/>
    </style:style>
    <style:style style:name="Tabella5.B" style:family="table-column">
      <style:table-column-properties style:column-width="0.848cm"/>
    </style:style>
    <style:style style:name="Tabella5.D" style:family="table-column">
      <style:table-column-properties style:column-width="0.843cm"/>
    </style:style>
    <style:style style:name="Tabella5.F" style:family="table-column">
      <style:table-column-properties style:column-width="0.87cm"/>
    </style:style>
    <style:style style:name="Tabella5.G" style:family="table-column">
      <style:table-column-properties style:column-width="1.15cm"/>
    </style:style>
    <style:style style:name="Tabella5.H" style:family="table-column">
      <style:table-column-properties style:column-width="0.385cm"/>
    </style:style>
    <style:style style:name="Tabella5.O" style:family="table-column">
      <style:table-column-properties style:column-width="1.177cm"/>
    </style:style>
    <style:style style:name="Tabella5.1" style:family="table-row">
      <style:table-row-properties style:keep-together="false" fo:keep-together="always"/>
    </style:style>
    <style:style style:name="Tabella5.A1" style:family="table-cell">
      <style:table-cell-properties style:vertical-align="top" fo:padding-left="0.076cm" fo:padding-right="0.076cm" fo:padding-top="0cm" fo:padding-bottom="0cm" fo:border-left="0.018cm solid #000000" fo:border-right="none" fo:border-top="0.018cm solid #000000" fo:border-bottom="0.018cm solid #000000" style:writing-mode="lr-tb"/>
    </style:style>
    <style:style style:name="Tabella5.J1" style:family="table-cell">
      <style:table-cell-properties style:vertical-align="top" fo:padding-left="0.076cm" fo:padding-right="0.076cm" fo:padding-top="0cm" fo:padding-bottom="0cm" fo:border-left="none" fo:border-right="none" fo:border-top="0.018cm solid #000000" fo:border-bottom="0.018cm solid #000000" style:writing-mode="lr-tb"/>
    </style:style>
    <style:style style:name="Tabella5.O1" style:family="table-cell">
      <style:table-cell-properties style:vertical-align="top" fo:padding-left="0.076cm" fo:padding-right="0.076cm" fo:padding-top="0cm" fo:padding-bottom="0cm" fo:border-left="none" fo:border-right="0.018cm solid #000000" fo:border-top="0.018cm solid #000000" fo:border-bottom="0.018cm solid #000000" style:writing-mode="lr-tb"/>
    </style:style>
    <style:style style:name="Tabella5.H2" style:family="table-cell">
      <style:table-cell-properties style:vertical-align="top" fo:padding-left="0.076cm" fo:padding-right="0.076cm" fo:padding-top="0cm" fo:padding-bottom="0cm" fo:border-left="0.018cm solid #000000" fo:border-right="none" fo:border-top="0.018cm solid #000000" fo:border-bottom="none" style:writing-mode="lr-tb"/>
    </style:style>
    <style:style style:name="Tabella5.O2" style:family="table-cell">
      <style:table-cell-properties style:vertical-align="top" fo:padding-left="0.076cm" fo:padding-right="0.076cm" fo:padding-top="0cm" fo:padding-bottom="0cm" fo:border="0.018cm solid #000000" style:writing-mode="lr-tb"/>
    </style:style>
    <style:style style:name="Tabella5.A3" style:family="table-cell">
      <style:table-cell-properties style:vertical-align="top" fo:padding-left="0.076cm" fo:padding-right="0.076cm" fo:padding-top="0cm" fo:padding-bottom="0cm" fo:border-left="0.018cm solid #000000" fo:border-right="none" fo:border-top="none" fo:border-bottom="0.018cm solid #000000" style:writing-mode="lr-tb"/>
    </style:style>
    <style:style style:name="Tabella5.B3" style:family="table-cell" style:data-style-name="N0">
      <style:table-cell-properties style:vertical-align="top" fo:padding-left="0.076cm" fo:padding-right="0.076cm" fo:padding-top="0cm" fo:padding-bottom="0cm" fo:border-left="0.018cm solid #000000" fo:border-right="none" fo:border-top="none" fo:border-bottom="0.018cm solid #000000" style:writing-mode="lr-tb"/>
    </style:style>
    <style:style style:name="Tabella5.O3" style:family="table-cell">
      <style:table-cell-properties style:vertical-align="top" fo:padding-left="0.076cm" fo:padding-right="0.076cm" fo:padding-top="0cm" fo:padding-bottom="0cm" fo:border-left="0.018cm solid #000000" fo:border-right="0.018cm solid #000000" fo:border-top="none" fo:border-bottom="0.018cm solid #000000" style:writing-mode="lr-tb"/>
    </style:style>
    <style:style style:name="Tabella6" style:family="table">
      <style:table-properties style:width="18.941cm" table:align="left" style:writing-mode="lr-tb"/>
    </style:style>
    <style:style style:name="Tabella6.A" style:family="table-column">
      <style:table-column-properties style:column-width="0.75cm"/>
    </style:style>
    <style:style style:name="Tabella6.C" style:family="table-column">
      <style:table-column-properties style:column-width="0.778cm"/>
    </style:style>
    <style:style style:name="Tabella6.D" style:family="table-column">
      <style:table-column-properties style:column-width="0.718cm"/>
    </style:style>
    <style:style style:name="Tabella6.E" style:family="table-column">
      <style:table-column-properties style:column-width="0.764cm"/>
    </style:style>
    <style:style style:name="Tabella6.L" style:family="table-column">
      <style:table-column-properties style:column-width="1.018cm"/>
    </style:style>
    <style:style style:name="Tabella6.M" style:family="table-column">
      <style:table-column-properties style:column-width="0.379cm"/>
    </style:style>
    <style:style style:name="Tabella6.S" style:family="table-column">
      <style:table-column-properties style:column-width="0.824cm"/>
    </style:style>
    <style:style style:name="Tabella6.X" style:family="table-column">
      <style:table-column-properties style:column-width="0.785cm"/>
    </style:style>
    <style:style style:name="Tabella6.Y" style:family="table-column">
      <style:table-column-properties style:column-width="0.931cm"/>
    </style:style>
    <style:style style:name="Tabella6.1" style:family="table-row">
      <style:table-row-properties style:keep-together="false" fo:keep-together="always"/>
    </style:style>
    <style:style style:name="Tabella6.A1" style:family="table-cell">
      <style:table-cell-properties style:vertical-align="top" fo:padding-left="0.076cm" fo:padding-right="0.076cm" fo:padding-top="0cm" fo:padding-bottom="0cm" fo:border="0.018cm solid #000000" style:writing-mode="lr-tb"/>
    </style:style>
    <style:style style:name="Tabella6.A2" style:family="table-cell">
      <style:table-cell-properties style:vertical-align="top" fo:padding-left="0.076cm" fo:padding-right="0.076cm" fo:padding-top="0cm" fo:padding-bottom="0cm" fo:border-left="0.018cm solid #000000" fo:border-right="none" fo:border-top="0.018cm solid #000000" fo:border-bottom="0.018cm solid #000000" style:writing-mode="lr-tb"/>
    </style:style>
    <style:style style:name="Tabella6.M2" style:family="table-cell">
      <style:table-cell-properties style:vertical-align="top" fo:padding-left="0.076cm" fo:padding-right="0.076cm" fo:padding-top="0cm" fo:padding-bottom="0cm" fo:border-left="0.018cm solid #000000" fo:border-right="none" fo:border-top="0.018cm solid #000000" fo:border-bottom="none" style:writing-mode="lr-tb"/>
    </style:style>
    <style:style style:name="Tabella6.A3" style:family="table-cell" style:data-style-name="N100">
      <style:table-cell-properties style:vertical-align="top" fo:padding-left="0.076cm" fo:padding-right="0.076cm" fo:padding-top="0cm" fo:padding-bottom="0cm" fo:border-left="0.018cm solid #000000" fo:border-right="none" fo:border-top="none" fo:border-bottom="0.018cm solid #000000" style:writing-mode="lr-tb"/>
    </style:style>
    <style:style style:name="Tabella6.M3" style:family="table-cell">
      <style:table-cell-properties style:vertical-align="top" fo:padding-left="0.076cm" fo:padding-right="0.076cm" fo:padding-top="0cm" fo:padding-bottom="0cm" fo:border-left="0.018cm solid #000000" fo:border-right="none" fo:border-top="none" fo:border-bottom="none" style:writing-mode="lr-tb"/>
    </style:style>
    <style:style style:name="Tabella6.N3" style:family="table-cell">
      <style:table-cell-properties style:vertical-align="top" fo:padding-left="0.076cm" fo:padding-right="0.076cm" fo:padding-top="0cm" fo:padding-bottom="0cm" fo:border-left="0.018cm solid #000000" fo:border-right="none" fo:border-top="none" fo:border-bottom="0.018cm solid #000000" style:writing-mode="lr-tb"/>
    </style:style>
    <style:style style:name="Tabella6.Y3" style:family="table-cell">
      <style:table-cell-properties style:vertical-align="top" fo:padding-left="0.076cm" fo:padding-right="0.076cm" fo:padding-top="0cm" fo:padding-bottom="0cm" fo:border-left="0.018cm solid #000000" fo:border-right="0.018cm solid #000000" fo:border-top="none" fo:border-bottom="0.018cm solid #000000" style:writing-mode="lr-tb"/>
    </style:style>
    <style:style style:name="Tabella6.6" style:family="table-row">
      <style:table-row-properties style:min-row-height="0.351cm" style:keep-together="false" fo:keep-together="always"/>
    </style:style>
    <style:style style:name="Tabella7" style:family="table">
      <style:table-properties style:width="18.909cm" table:align="left" style:writing-mode="lr-tb"/>
    </style:style>
    <style:style style:name="Tabella7.A" style:family="table-column">
      <style:table-column-properties style:column-width="3.849cm"/>
    </style:style>
    <style:style style:name="Tabella7.B" style:family="table-column">
      <style:table-column-properties style:column-width="0.848cm"/>
    </style:style>
    <style:style style:name="Tabella7.D" style:family="table-column">
      <style:table-column-properties style:column-width="0.843cm"/>
    </style:style>
    <style:style style:name="Tabella7.F" style:family="table-column">
      <style:table-column-properties style:column-width="0.87cm"/>
    </style:style>
    <style:style style:name="Tabella7.G" style:family="table-column">
      <style:table-column-properties style:column-width="1.15cm"/>
    </style:style>
    <style:style style:name="Tabella7.H" style:family="table-column">
      <style:table-column-properties style:column-width="0.385cm"/>
    </style:style>
    <style:style style:name="Tabella7.O" style:family="table-column">
      <style:table-column-properties style:column-width="1.177cm"/>
    </style:style>
    <style:style style:name="Tabella7.1" style:family="table-row">
      <style:table-row-properties style:keep-together="false" fo:keep-together="always"/>
    </style:style>
    <style:style style:name="Tabella7.A1" style:family="table-cell">
      <style:table-cell-properties style:vertical-align="top" fo:padding-left="0.076cm" fo:padding-right="0.076cm" fo:padding-top="0cm" fo:padding-bottom="0cm" fo:border-left="0.018cm solid #000000" fo:border-right="none" fo:border-top="0.018cm solid #000000" fo:border-bottom="0.018cm solid #000000" style:writing-mode="lr-tb"/>
    </style:style>
    <style:style style:name="Tabella7.J1" style:family="table-cell">
      <style:table-cell-properties style:vertical-align="top" fo:padding-left="0.076cm" fo:padding-right="0.076cm" fo:padding-top="0cm" fo:padding-bottom="0cm" fo:border-left="none" fo:border-right="none" fo:border-top="0.018cm solid #000000" fo:border-bottom="0.018cm solid #000000" style:writing-mode="lr-tb"/>
    </style:style>
    <style:style style:name="Tabella7.O1" style:family="table-cell">
      <style:table-cell-properties style:vertical-align="top" fo:padding-left="0.076cm" fo:padding-right="0.076cm" fo:padding-top="0cm" fo:padding-bottom="0cm" fo:border-left="none" fo:border-right="0.018cm solid #000000" fo:border-top="0.018cm solid #000000" fo:border-bottom="0.018cm solid #000000" style:writing-mode="lr-tb"/>
    </style:style>
    <style:style style:name="Tabella7.H2" style:family="table-cell">
      <style:table-cell-properties style:vertical-align="top" fo:padding-left="0.076cm" fo:padding-right="0.076cm" fo:padding-top="0cm" fo:padding-bottom="0cm" fo:border-left="0.018cm solid #000000" fo:border-right="none" fo:border-top="0.018cm solid #000000" fo:border-bottom="none" style:writing-mode="lr-tb"/>
    </style:style>
    <style:style style:name="Tabella7.O2" style:family="table-cell">
      <style:table-cell-properties style:vertical-align="top" fo:padding-left="0.076cm" fo:padding-right="0.076cm" fo:padding-top="0cm" fo:padding-bottom="0cm" fo:border="0.018cm solid #000000" style:writing-mode="lr-tb"/>
    </style:style>
    <style:style style:name="Tabella7.A3" style:family="table-cell">
      <style:table-cell-properties style:vertical-align="top" fo:padding-left="0.076cm" fo:padding-right="0.076cm" fo:padding-top="0cm" fo:padding-bottom="0cm" fo:border-left="0.018cm solid #000000" fo:border-right="none" fo:border-top="none" fo:border-bottom="0.018cm solid #000000" style:writing-mode="lr-tb"/>
    </style:style>
    <style:style style:name="Tabella7.B3" style:family="table-cell" style:data-style-name="N100">
      <style:table-cell-properties style:vertical-align="top" fo:padding-left="0.076cm" fo:padding-right="0.076cm" fo:padding-top="0cm" fo:padding-bottom="0cm" fo:border-left="0.018cm solid #000000" fo:border-right="none" fo:border-top="none" fo:border-bottom="0.018cm solid #000000" style:writing-mode="lr-tb"/>
    </style:style>
    <style:style style:name="Tabella7.O3" style:family="table-cell">
      <style:table-cell-properties style:vertical-align="top" fo:padding-left="0.076cm" fo:padding-right="0.076cm" fo:padding-top="0cm" fo:padding-bottom="0cm" fo:border-left="0.018cm solid #000000" fo:border-right="0.018cm solid #000000" fo:border-top="none" fo:border-bottom="0.018cm solid #000000" style:writing-mode="lr-tb"/>
    </style:style>
    <style:style style:name="Tabella8" style:family="table">
      <style:table-properties style:width="18.948cm" table:align="left" style:writing-mode="lr-tb"/>
    </style:style>
    <style:style style:name="Tabella8.A" style:family="table-column">
      <style:table-column-properties style:column-width="4.738cm"/>
    </style:style>
    <style:style style:name="Tabella8.B" style:family="table-column">
      <style:table-column-properties style:column-width="0.471cm"/>
    </style:style>
    <style:style style:name="Tabella8.C" style:family="table-column">
      <style:table-column-properties style:column-width="4.055cm"/>
    </style:style>
    <style:style style:name="Tabella8.D" style:family="table-column">
      <style:table-column-properties style:column-width="0.427cm"/>
    </style:style>
    <style:style style:name="Tabella8.E" style:family="table-column">
      <style:table-column-properties style:column-width="4.09cm"/>
    </style:style>
    <style:style style:name="Tabella8.F" style:family="table-column">
      <style:table-column-properties style:column-width="5.166cm"/>
    </style:style>
    <style:style style:name="Tabella8.1" style:family="table-row">
      <style:table-row-properties style:min-row-height="0.409cm" style:keep-together="false" fo:keep-together="always"/>
    </style:style>
    <style:style style:name="Tabella8.A1" style:family="table-cell">
      <style:table-cell-properties style:vertical-align="top" fo:padding-left="0.076cm" fo:padding-right="0.076cm" fo:padding-top="0cm" fo:padding-bottom="0cm" fo:border-left="0.018cm solid #000000" fo:border-right="none" fo:border-top="0.018cm solid #000000" fo:border-bottom="0.018cm solid #000000" style:writing-mode="lr-tb"/>
    </style:style>
    <style:style style:name="Tabella8.F1" style:family="table-cell">
      <style:table-cell-properties style:vertical-align="top" fo:padding-left="0.076cm" fo:padding-right="0.076cm" fo:padding-top="0cm" fo:padding-bottom="0cm" fo:border="0.018cm solid #000000" style:writing-mode="lr-tb"/>
    </style:style>
    <style:style style:name="Tabella8.2" style:family="table-row">
      <style:table-row-properties style:min-row-height="1.36cm" style:keep-together="false" fo:keep-together="always"/>
    </style:style>
    <style:style style:name="P1" style:family="paragraph" style:parent-style-name="Standard">
      <style:text-properties fo:color="#0000ff" style:font-name="Arial" fo:font-size="12pt" fo:language="en" fo:country="US" style:font-size-asian="12pt" style:language-asian="it" style:country-asian="IT" style:font-style-complex="italic"/>
    </style:style>
    <style:style style:name="P2" style:family="paragraph" style:parent-style-name="Standard">
      <style:paragraph-properties style:snap-to-layout-grid="false">
        <style:tab-stops>
          <style:tab-stop style:position="1.27cm"/>
        </style:tab-stops>
      </style:paragraph-properties>
      <style:text-properties fo:color="#0000ff" fo:font-size="12pt" fo:language="en" fo:country="US" fo:font-style="normal" style:text-underline-style="none" fo:font-weight="normal" style:font-size-asian="12pt" style:font-style-asian="normal" style:font-weight-asian="normal" style:font-style-complex="italic" style:font-weight-complex="normal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Testo_20_tabella">
      <style:paragraph-properties style:snap-to-layout-grid="false"/>
    </style:style>
    <style:style style:name="P5" style:family="paragraph" style:parent-style-name="Testo_20_tabella">
      <style:text-properties fo:font-weight="bold" style:font-weight-asian="bold"/>
    </style:style>
    <style:style style:name="P6" style:family="paragraph" style:parent-style-name="Testo_20_tabella">
      <style:paragraph-properties style:snap-to-layout-grid="false"/>
      <style:text-properties fo:font-weight="bold" style:font-weight-asian="bold"/>
    </style:style>
    <style:style style:name="P7" style:family="paragraph" style:parent-style-name="Testo_20_tabella">
      <style:paragraph-properties fo:text-align="center" style:justify-single-word="false" style:snap-to-layout-grid="false"/>
      <style:text-properties fo:font-weight="bold" style:font-weight-asian="bold"/>
    </style:style>
    <style:style style:name="P8" style:family="paragraph" style:parent-style-name="Testo_20_tabella">
      <style:paragraph-properties fo:text-align="center" style:justify-single-word="false"/>
    </style:style>
    <style:style style:name="P9" style:family="paragraph" style:parent-style-name="Testo_20_tabella">
      <style:paragraph-properties fo:text-align="center" style:justify-single-word="false" style:snap-to-layout-grid="false"/>
    </style:style>
    <style:style style:name="P10" style:family="paragraph" style:parent-style-name="Testo_20_tabella">
      <style:paragraph-properties fo:text-align="center" style:justify-single-word="false"/>
      <style:text-properties fo:font-size="16pt" style:font-size-asian="16pt"/>
    </style:style>
    <style:style style:name="P11" style:family="paragraph" style:parent-style-name="Testo_20_tabella">
      <style:paragraph-properties style:snap-to-layout-grid="false"/>
      <style:text-properties fo:font-size="8pt" fo:font-weight="bold" style:font-size-asian="8pt" style:font-weight-asian="bold" style:font-name-complex="Arial" style:font-size-complex="8pt"/>
    </style:style>
    <style:style style:name="P12" style:family="paragraph" style:parent-style-name="Testo_20_tabella">
      <style:paragraph-properties fo:text-align="center" style:justify-single-word="false" style:snap-to-layout-grid="false"/>
      <style:text-properties fo:font-size="8pt" fo:font-weight="bold" style:font-size-asian="8pt" style:font-weight-asian="bold"/>
    </style:style>
    <style:style style:name="P13" style:family="paragraph" style:parent-style-name="Testo_20_tabella">
      <style:paragraph-properties style:snap-to-layout-grid="false"/>
      <style:text-properties fo:font-size="8pt" style:font-size-asian="8pt" style:font-name-complex="Arial" style:font-size-complex="8pt"/>
    </style:style>
    <style:style style:name="P14" style:family="paragraph" style:parent-style-name="Testo_20_tabella">
      <style:paragraph-properties style:snap-to-layout-grid="false"/>
      <style:text-properties fo:font-size="8pt" fo:language="en" fo:country="GB" style:font-size-asian="8pt" style:font-name-complex="Arial" style:font-size-complex="8pt"/>
    </style:style>
    <style:style style:name="P15" style:family="paragraph" style:parent-style-name="Testo_20_tabella">
      <style:paragraph-properties style:snap-to-layout-grid="false"/>
      <style:text-properties fo:font-size="8pt" fo:language="en" fo:country="GB" fo:font-weight="bold" style:font-size-asian="8pt" style:font-weight-asian="bold" style:font-name-complex="Arial" style:font-size-complex="8pt"/>
    </style:style>
    <style:style style:name="P16" style:family="paragraph" style:parent-style-name="Testo_20_tabella">
      <style:paragraph-properties fo:text-align="center" style:justify-single-word="false" style:snap-to-layout-grid="false"/>
      <style:text-properties fo:font-size="8pt" fo:language="en" fo:country="GB" fo:font-weight="bold" style:font-size-asian="8pt" style:font-weight-asian="bold"/>
    </style:style>
    <style:style style:name="P17" style:family="paragraph" style:parent-style-name="Testo_20_tabella">
      <style:paragraph-properties>
        <style:tab-stops>
          <style:tab-stop style:position="1.27cm"/>
        </style:tab-stops>
      </style:paragraph-properties>
      <style:text-properties style:font-name="Times New Roman" fo:language="en" fo:country="GB"/>
    </style:style>
    <style:style style:name="P18" style:family="paragraph" style:parent-style-name="Testo_20_tabella">
      <style:paragraph-properties style:snap-to-layout-grid="false">
        <style:tab-stops>
          <style:tab-stop style:position="1.27cm"/>
        </style:tab-stops>
      </style:paragraph-properties>
      <style:text-properties style:font-name="Times New Roman" fo:language="en" fo:country="GB"/>
    </style:style>
    <style:style style:name="P19" style:family="paragraph" style:parent-style-name="Testo_20_tabella">
      <style:paragraph-properties>
        <style:tab-stops>
          <style:tab-stop style:position="1.27cm"/>
        </style:tab-stops>
      </style:paragraph-properties>
      <style:text-properties fo:color="#0000ff" fo:font-size="12pt" fo:language="en" fo:country="GB" style:text-underline-style="solid" style:text-underline-width="auto" style:text-underline-color="font-color" style:font-size-asian="12pt"/>
    </style:style>
    <style:style style:name="P20" style:family="paragraph" style:parent-style-name="Testo_20_tabella">
      <style:paragraph-properties style:snap-to-layout-grid="false"/>
      <style:text-properties fo:color="#0000ff" fo:font-size="9pt" style:font-size-asian="9pt"/>
    </style:style>
    <style:style style:name="P21" style:family="paragraph" style:parent-style-name="Testo_20_tabella">
      <style:text-properties fo:color="#0000ff" style:font-name="Times New Roman" fo:font-size="16pt" fo:font-style="italic" fo:font-weight="bold" style:font-size-asian="16pt" style:font-style-asian="italic" style:font-weight-asian="bold"/>
    </style:style>
    <style:style style:name="P22" style:family="paragraph" style:parent-style-name="Testo_20_tabella">
      <style:paragraph-properties style:snap-to-layout-grid="false">
        <style:tab-stops>
          <style:tab-stop style:position="1.27cm"/>
        </style:tab-stops>
      </style:paragraph-properties>
      <style:text-properties fo:color="#0000ff" fo:font-size="11pt" fo:language="en" fo:country="GB" style:font-size-asian="11pt" style:font-size-complex="11pt"/>
    </style:style>
    <style:style style:name="P23" style:family="paragraph" style:parent-style-name="Testo_20_tabella">
      <style:paragraph-properties style:snap-to-layout-grid="false"/>
      <style:text-properties fo:language="en" fo:country="GB"/>
    </style:style>
    <style:style style:name="P24" style:family="paragraph" style:parent-style-name="Testo_20_tabella">
      <style:paragraph-properties fo:text-align="center" style:justify-single-word="false" style:snap-to-layout-grid="false"/>
      <style:text-properties fo:language="en" fo:country="GB" fo:font-weight="bold" style:font-weight-asian="bold"/>
    </style:style>
    <style:style style:name="P25" style:family="paragraph" style:parent-style-name="Testo_20_tabella">
      <style:text-properties fo:font-size="10pt" fo:font-weight="bold" style:font-size-asian="10pt" style:font-weight-asian="bold"/>
    </style:style>
    <style:style style:name="P26" style:family="paragraph" style:parent-style-name="Testo_20_predefinito">
      <style:paragraph-properties style:snap-to-layout-grid="false"/>
    </style:style>
    <style:style style:name="P27" style:family="paragraph" style:parent-style-name="Testo_20_predefinito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28" style:family="paragraph" style:parent-style-name="Testo_20_predefinito">
      <style:paragraph-properties style:snap-to-layout-grid="false"/>
      <style:text-properties fo:color="#0000ff" style:font-name="Arial" fo:font-size="8pt" style:font-size-asian="8pt" style:font-name-complex="Arial" style:font-size-complex="8pt"/>
    </style:style>
    <style:style style:name="P29" style:family="paragraph" style:parent-style-name="Testo_20_predefinito">
      <style:paragraph-properties fo:text-align="center" style:justify-single-word="false" style:snap-to-layout-grid="false"/>
      <style:text-properties fo:color="#0000ff" style:font-name="Arial" fo:font-size="8pt" style:font-size-asian="8pt"/>
    </style:style>
    <style:style style:name="P30" style:family="paragraph" style:parent-style-name="Testo_20_predefinito">
      <style:paragraph-properties style:snap-to-layout-grid="false"/>
      <style:text-properties fo:color="#0000ff" style:font-name="Arial" fo:font-size="8pt" fo:language="en" fo:country="GB" style:font-size-asian="8pt" style:font-name-complex="Arial" style:font-size-complex="8pt"/>
    </style:style>
    <style:style style:name="P31" style:family="paragraph" style:parent-style-name="Testo_20_predefinito">
      <style:paragraph-properties style:snap-to-layout-grid="false"/>
      <style:text-properties fo:color="#0000ff" style:font-name="Arial" fo:font-size="8pt" fo:language="en" fo:country="GB" style:font-size-asian="8pt"/>
    </style:style>
    <style:style style:name="P32" style:family="paragraph" style:parent-style-name="Testo_20_predefinito">
      <style:paragraph-properties fo:text-align="center" style:justify-single-word="false" style:snap-to-layout-grid="false"/>
      <style:text-properties fo:color="#0000ff" style:font-name="Arial" fo:font-size="8pt" fo:language="en" fo:country="GB" style:font-size-asian="8pt"/>
    </style:style>
    <style:style style:name="P33" style:family="paragraph" style:parent-style-name="Testo_20_predefinito">
      <style:paragraph-properties style:snap-to-layout-grid="false"/>
      <style:text-properties fo:color="#0000ff" style:font-name="Arial" fo:font-size="8pt" fo:font-weight="bold" style:font-size-asian="8pt" style:font-weight-asian="bold" style:font-name-complex="Arial" style:font-size-complex="8pt" style:font-weight-complex="bold"/>
    </style:style>
    <style:style style:name="P34" style:family="paragraph" style:parent-style-name="Testo_20_predefinito">
      <style:paragraph-properties style:snap-to-layout-grid="false"/>
      <style:text-properties fo:color="#0000ff" style:font-name="Arial" fo:font-size="9pt" style:font-size-asian="9pt"/>
    </style:style>
    <style:style style:name="P35" style:family="paragraph" style:parent-style-name="Testo_20_predefinito">
      <style:paragraph-properties fo:text-align="center" style:justify-single-word="false" style:snap-to-layout-grid="false"/>
      <style:text-properties fo:color="#0000ff" style:font-name="Arial" fo:font-size="9pt" style:font-size-asian="9pt"/>
    </style:style>
    <style:style style:name="P36" style:family="paragraph" style:parent-style-name="Testo_20_predefinito">
      <style:paragraph-properties fo:text-align="center" style:justify-single-word="false" style:snap-to-layout-grid="false"/>
      <style:text-properties fo:color="#0000ff" style:font-name="Arial" fo:font-size="9pt" fo:language="en" fo:country="GB" style:font-size-asian="9pt"/>
    </style:style>
    <style:style style:name="P37" style:family="paragraph" style:parent-style-name="Testo_20_predefinito">
      <style:paragraph-properties style:snap-to-layout-grid="false"/>
      <style:text-properties fo:color="#0000ff" style:font-name="Arial" fo:font-size="9pt" fo:language="en" fo:country="GB" style:font-size-asian="9pt"/>
    </style:style>
    <style:style style:name="P38" style:family="paragraph" style:parent-style-name="Testo_20_predefinito">
      <style:paragraph-properties style:snap-to-layout-grid="false"/>
      <style:text-properties fo:color="#0000ff" style:font-name="Arial" fo:font-size="9pt" fo:language="en" fo:country="GB" style:font-size-asian="9pt" style:font-size-complex="9pt"/>
    </style:style>
    <style:style style:name="P39" style:family="paragraph" style:parent-style-name="Testo_20_predefinito">
      <style:paragraph-properties fo:text-align="center" style:justify-single-word="false" style:snap-to-layout-grid="false"/>
      <style:text-properties fo:color="#0000ff" fo:font-size="8pt" fo:language="en" fo:country="GB" style:font-size-asian="8pt"/>
    </style:style>
    <style:style style:name="P40" style:family="paragraph" style:parent-style-name="Testo_20_predefinito">
      <style:paragraph-properties style:snap-to-layout-grid="false"/>
      <style:text-properties fo:color="#0000ff" fo:font-size="8pt" fo:language="en" fo:country="GB" style:font-size-asian="8pt"/>
    </style:style>
    <style:style style:name="P41" style:family="paragraph" style:parent-style-name="Testo_20_predefinito">
      <style:paragraph-properties style:snap-to-layout-grid="false"/>
      <style:text-properties fo:color="#0000ff" fo:font-size="9pt" fo:font-weight="bold" style:font-size-asian="9pt" style:font-weight-asian="bold"/>
    </style:style>
    <style:style style:name="P42" style:family="paragraph" style:parent-style-name="Testo_20_predefinito">
      <style:paragraph-properties style:snap-to-layout-grid="false"/>
      <style:text-properties fo:font-size="6pt" style:font-size-asian="6pt"/>
    </style:style>
    <style:style style:name="P43" style:family="paragraph" style:parent-style-name="Testo_20_predefinito">
      <style:paragraph-properties style:snap-to-layout-grid="false"/>
      <style:text-properties fo:font-size="6pt" fo:language="en" fo:country="GB" style:font-size-asian="6pt"/>
    </style:style>
    <style:style style:name="P44" style:family="paragraph" style:parent-style-name="Text_20_body">
      <style:text-properties fo:font-size="6pt" style:font-size-asian="6pt"/>
    </style:style>
    <style:style style:name="P45" style:family="paragraph" style:parent-style-name="Text_20_body">
      <style:text-properties fo:font-size="6pt" fo:language="en" fo:country="GB" style:font-size-asian="6pt"/>
    </style:style>
    <style:style style:name="P46" style:family="paragraph" style:parent-style-name="Heading_20_7">
      <style:paragraph-properties style:snap-to-layout-grid="false">
        <style:tab-stops>
          <style:tab-stop style:position="1.27cm"/>
        </style:tab-stops>
      </style:paragraph-properties>
      <style:text-properties fo:color="#0000ff" fo:font-size="12pt" fo:language="en" fo:country="US" fo:font-style="normal" style:text-underline-style="none" fo:font-weight="normal" style:font-size-asian="12pt" style:font-style-asian="normal" style:font-weight-asian="normal" style:font-style-complex="italic" style:font-weight-complex="normal"/>
    </style:style>
    <style:style style:name="P47" style:family="paragraph" style:parent-style-name="Standard" style:list-style-name="WW8Num8">
      <style:text-properties fo:color="#0000ff" style:font-name="Arial" fo:font-size="12pt" fo:language="en" fo:country="US" style:font-size-asian="12pt" style:language-asian="it" style:country-asian="IT" style:font-style-complex="italic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fo:font-weight="bold" style:font-size-asian="10pt" style:font-weight-asian="bold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font-size="8pt" fo:language="en" fo:country="GB" fo:font-weight="bold" style:font-size-asian="8pt" style:font-weight-asian="bold"/>
    </style:style>
    <style:style style:name="T5" style:family="text">
      <style:text-properties fo:color="#0000ff" fo:font-size="10pt" fo:font-weight="bold" style:font-size-asian="10pt" style:font-weight-asian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fffff" style:background-transparency="100%" fo:padding="0.026cm" fo:border="none">
        <style:background-image/>
      </style:graphic-properties>
    </style:style>
    <style:style style:name="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5.322cm" draw:visible-area-height="8.813cm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B" table:number-columns-repeated="2"/>
        <table:table-row table:style-name="Tabella1.1">
          <table:table-cell table:style-name="Tabella1.A1" office:value-type="string">
            <text:p text:style-name="P6"><draw:frame draw:style-name="fr1" draw:name="Cornice1" text:anchor-type="char" svg:x="15.242cm" svg:y="0.056cm" svg:width="3.577cm" svg:height="1.111cm" draw:z-index="0"><draw:text-box><text:p text:style-name="Standard"><text:bookmark-start text:name="OLE_LINK1"/><draw:frame draw:style-name="fr2" draw:name="Oggetto1" text:anchor-type="as-char" svg:width="3.544cm" svg:height="1.143cm" draw:z-index="1"><draw:object-ole xlink:href="./Object 1" xlink:type="simple" xlink:show="embed" xlink:actuate="onLoad"/><draw:image xlink:href="./ObjectReplacements/Object 1" xlink:type="simple" xlink:show="embed" xlink:actuate="onLoad"/></draw:frame><text:bookmark-end text:name="OLE_LINK1"/></text:p></draw:text-box></draw:frame>NR. RAPPORTO</text:p>
            <text:p text:style-name="P5"/>
            <text:p text:style-name="P25">T704 – 27082011</text:p>
          </table:table-cell>
          <table:table-cell table:style-name="Tabella1.B1" table:number-columns-spanned="3" office:value-type="string">
            <text:p text:style-name="P9"/>
            <text:p text:style-name="P8"/>
            <text:p text:style-name="P10">RAPPORTO TECNICO DI INTERVENTO</text:p>
          </table:table-cell>
          <table:covered-table-cell/>
          <table:covered-table-cell/>
          <table:table-cell table:style-name="Tabella1.E1" office:value-type="string">
            <text:p text:style-name="P26"/>
          </table:table-cell>
        </table:table-row>
        <table:table-row table:style-name="Tabella1.2">
          <table:table-cell table:style-name="Tabella1.A1" office:value-type="string">
            <text:p text:style-name="P4"><text:span text:style-name="T1">DATE: <text:s text:c="2"/></text:span><text:span text:style-name="T2">27/08/2011</text:span></text:p>
          </table:table-cell>
          <table:table-cell table:style-name="Tabella1.B1" office:value-type="string">
            <text:p text:style-name="P26"/>
          </table:table-cell>
          <table:table-cell table:style-name="Tabella1.E1" office:value-type="string">
            <text:p text:style-name="P26"/>
          </table:table-cell>
          <table:table-cell table:style-name="Tabella1.E1" office:value-type="string">
            <text:p text:style-name="P26"/>
          </table:table-cell>
          <table:table-cell table:style-name="Tabella1.E1" office:value-type="string">
            <text:p text:style-name="P26"/>
          </table:table-cell>
        </table:table-row>
      </table:table>
      <text:p text:style-name="P4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table:number-columns-spanned="2" office:value-type="string">
            <text:p text:style-name="P11">CLIENT</text:p>
          </table:table-cell>
          <table:covered-table-cell/>
          <table:table-cell table:style-name="Tabella2.C1" office:value-type="string">
            <text:p text:style-name="P27"/>
          </table:table-cell>
          <table:table-cell table:style-name="Tabella2.D1" table:number-columns-spanned="2" office:value-type="string">
            <text:p text:style-name="P11">MACHINE</text:p>
          </table:table-cell>
          <table:covered-table-cell/>
        </table:table-row>
        <table:table-row table:style-name="Tabella2.2">
          <table:table-cell table:style-name="Tabella2.A1" table:number-columns-spanned="2" office:value-type="string">
            <text:p text:style-name="P33">SUNDRAM FASTENERS LIMITED ( INDIA)</text:p>
          </table:table-cell>
          <table:covered-table-cell/>
          <table:table-cell table:style-name="Tabella2.C1" office:value-type="string">
            <text:p text:style-name="P27"/>
          </table:table-cell>
          <table:table-cell table:style-name="Tabella2.D1" table:number-columns-spanned="2" office:value-type="string">
            <text:p text:style-name="P30">Welding Machine</text:p>
          </table:table-cell>
          <table:covered-table-cell/>
        </table:table-row>
        <table:table-row table:style-name="Tabella2.3">
          <table:table-cell table:style-name="Tabella2.A1" table:number-columns-spanned="2" office:value-type="string">
            <text:p text:style-name="P13">Address</text:p>
          </table:table-cell>
          <table:covered-table-cell/>
          <table:table-cell table:style-name="Tabella2.C1" office:value-type="string">
            <text:p text:style-name="P27"/>
          </table:table-cell>
          <table:table-cell table:style-name="Tabella2.A1" office:value-type="string">
            <text:p text:style-name="P14">Manufacturer</text:p>
          </table:table-cell>
          <table:table-cell table:style-name="Tabella2.D1" office:value-type="string">
            <text:p text:style-name="P14">Serial number / job</text:p>
          </table:table-cell>
        </table:table-row>
        <table:table-row table:style-name="Tabella2.1">
          <table:table-cell table:style-name="Tabella2.A1" table:number-columns-spanned="2" office:value-type="string">
            <text:p text:style-name="P28">CHENNAI</text:p>
          </table:table-cell>
          <table:covered-table-cell/>
          <table:table-cell table:style-name="Tabella2.C1" office:value-type="string">
            <text:p text:style-name="P27"/>
          </table:table-cell>
          <table:table-cell table:style-name="Tabella2.A1" office:value-type="string">
            <text:p text:style-name="P28">SELMEC</text:p>
          </table:table-cell>
          <table:table-cell table:style-name="Tabella2.D1" office:value-type="string">
            <text:p text:style-name="P28">T704</text:p>
          </table:table-cell>
        </table:table-row>
        <table:table-row table:style-name="Tabella2.1">
          <table:table-cell table:style-name="Tabella2.A1" office:value-type="string">
            <text:p text:style-name="P13">Client Project Manager</text:p>
          </table:table-cell>
          <table:table-cell table:style-name="Tabella2.A1" office:value-type="string">
            <text:p text:style-name="P13">Selmec Technician</text:p>
          </table:table-cell>
          <table:table-cell table:style-name="Tabella2.C1" office:value-type="string">
            <text:p text:style-name="P13"/>
          </table:table-cell>
          <table:table-cell table:style-name="Tabella2.A1" office:value-type="string">
            <text:p text:style-name="P13"/>
          </table:table-cell>
          <table:table-cell table:style-name="Tabella2.E5" office:value-type="string">
            <text:p text:style-name="P13">Mat. A600.000.00.000-9</text:p>
          </table:table-cell>
        </table:table-row>
        <table:table-row table:style-name="Tabella2.1">
          <table:table-cell table:style-name="Tabella2.A1" office:value-type="string">
            <text:p text:style-name="P30">Mr. Manohar Reddy</text:p>
          </table:table-cell>
          <table:table-cell table:style-name="Tabella2.A1" office:value-type="string">
            <text:p text:style-name="P28">Mr. Daniele Lacanale</text:p>
          </table:table-cell>
          <table:table-cell table:style-name="Tabella2.C1" office:value-type="string">
            <text:p text:style-name="P27"/>
          </table:table-cell>
          <table:table-cell table:style-name="Tabella2.A1" office:value-type="string">
            <text:p text:style-name="P28"/>
          </table:table-cell>
          <table:table-cell table:style-name="Tabella2.D1" office:value-type="string">
            <text:p text:style-name="P28"/>
          </table:table-cell>
        </table:table-row>
      </table:table>
      <text:p text:style-name="Text_20_body"/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15">PERFORMED ACTIVITIES</text:p>
          </table:table-cell>
        </table:table-row>
        <table:table-row table:style-name="Tabella3.1">
          <table:table-cell table:style-name="Tabella3.A1" office:value-type="string">
            <text:p text:style-name="P22"/>
            <text:p text:style-name="P22"/>
            <text:p text:style-name="P22"/>
            <text:h text:style-name="P46" text:outline-level="7">Technical support (ref. Sundram P.O. 510002403 date 27-Jul-2011) in order to set up production of Nozzle Assies 773067-0013 on a Honeywell welding semiautomatic bench (Tecnomatic) provided with tooling kit Selmec T704 (ref. Sundram P.O. 490000017 date 4-Jun-2011).</text:h>
            <text:p text:style-name="P2"/>
            <text:p text:style-name="P1">Performed activities include:</text:p>
            <text:list xml:id="list30274424" text:style-name="WW8Num8">
              <text:list-item>
                <text:p text:style-name="P47">checking of the welding bench functions and support to solve welding issues</text:p>
              </text:list-item>
              <text:list-item>
                <text:p text:style-name="P47">definition of the recipe</text:p>
              </text:list-item>
              <text:list-item>
                <text:p text:style-name="P47">support to adjust the angle of the matrix</text:p>
              </text:list-item>
              <text:list-item>
                <text:p text:style-name="P47">support to adjust the sensors of the checking device</text:p>
              </text:list-item>
              <text:list-item>
                <text:p text:style-name="P47">support to production start</text:p>
              </text:list-item>
            </text:list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7"/>
          </table:table-cell>
        </table:table-row>
        <table:table-row table:style-name="Tabella3.1">
          <table:table-cell table:style-name="Tabella3.A1" office:value-type="string">
            <text:p text:style-name="P18"/>
          </table:table-cell>
        </table:table-row>
      </table:table>
      <text:p text:style-name="P45"/>
      <table:table table:name="Tabella4" table:style-name="Tabella4">
        <table:table-column table:style-name="Tabella4.A"/>
        <table:table-row table:style-name="Tabella4.1">
          <table:table-cell table:style-name="Tabella4.A1" office:value-type="string">
            <text:p text:style-name="P4">NOTE</text:p>
          </table:table-cell>
        </table:table-row>
        <table:table-row table:style-name="Tabella4.1">
          <table:table-cell table:style-name="Tabella4.A1" office:value-type="string">
            <text:p text:style-name="P20"/>
          </table:table-cell>
        </table:table-row>
      </table:table>
      <text:p text:style-name="P44"/>
      <table:table table:name="Tabella5" table:style-name="Tabella5">
        <table:table-column table:style-name="Tabella5.A"/>
        <table:table-column table:style-name="Tabella5.B" table:number-columns-repeated="2"/>
        <table:table-column table:style-name="Tabella5.D"/>
        <table:table-column table:style-name="Tabella5.B"/>
        <table:table-column table:style-name="Tabella5.F"/>
        <table:table-column table:style-name="Tabella5.G"/>
        <table:table-column table:style-name="Tabella5.H"/>
        <table:table-column table:style-name="Tabella5.A"/>
        <table:table-column table:style-name="Tabella5.B" table:number-columns-repeated="5"/>
        <table:table-column table:style-name="Tabella5.O"/>
        <table:table-row table:style-name="Tabella5.1">
          <table:table-cell table:style-name="Tabella5.A1" table:number-columns-spanned="9" office:value-type="string">
            <text:p text:style-name="P12"><text:s text:c="68"/>FIRST TRAVEL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5.J1" table:number-columns-spanned="2" office:value-type="string">
            <text:p text:style-name="P4"/>
            <text:p text:style-name="Testo_20_tabella">AEREO<text:span text:style-name="T5"> </text:span></text:p>
          </table:table-cell>
          <table:covered-table-cell/>
          <table:table-cell table:style-name="Tabella5.J1" table:number-columns-spanned="2" office:value-type="string">
            <text:p text:style-name="P4"/>
            <text:p text:style-name="Testo_20_tabella">TRENO</text:p>
          </table:table-cell>
          <table:covered-table-cell/>
          <table:table-cell table:style-name="Tabella5.J1" office:value-type="string">
            <text:p text:style-name="P4"/>
            <text:p text:style-name="Testo_20_tabella">AUTO</text:p>
          </table:table-cell>
          <table:table-cell table:style-name="Tabella5.O1" office:value-type="string">
            <text:p text:style-name="P42"/>
          </table:table-cell>
        </table:table-row>
        <table:table-row table:style-name="Tabella5.1">
          <table:table-cell table:style-name="Tabella5.A1" office:value-type="string">
            <text:p text:style-name="P24">DEPARTURE PLACE</text:p>
          </table:table-cell>
          <table:table-cell table:style-name="Tabella5.A1" table:number-columns-spanned="3" office:value-type="string">
            <text:p text:style-name="P24">DATE</text:p>
          </table:table-cell>
          <table:covered-table-cell/>
          <table:covered-table-cell/>
          <table:table-cell table:style-name="Tabella5.A1" table:number-columns-spanned="2" office:value-type="string">
            <text:p text:style-name="P24">TIME</text:p>
          </table:table-cell>
          <table:covered-table-cell/>
          <table:table-cell table:style-name="Tabella5.A1" office:value-type="string">
            <text:p text:style-name="P7">KM</text:p>
          </table:table-cell>
          <table:table-cell table:style-name="Tabella5.H2" office:value-type="string">
            <text:p text:style-name="P42"/>
          </table:table-cell>
          <table:table-cell table:style-name="Tabella5.A1" office:value-type="string">
            <text:p text:style-name="P24">ARRIVING PLACE</text:p>
          </table:table-cell>
          <table:table-cell table:style-name="Tabella5.A1" table:number-columns-spanned="3" office:value-type="string">
            <text:p text:style-name="P24">DATE</text:p>
          </table:table-cell>
          <table:covered-table-cell/>
          <table:covered-table-cell/>
          <table:table-cell table:style-name="Tabella5.A1" table:number-columns-spanned="2" office:value-type="string">
            <text:p text:style-name="P24">TIME</text:p>
          </table:table-cell>
          <table:covered-table-cell/>
          <table:table-cell table:style-name="Tabella5.O2" office:value-type="string">
            <text:p text:style-name="P7">KM</text:p>
          </table:table-cell>
        </table:table-row>
        <table:table-row table:style-name="Tabella5.1">
          <table:table-cell table:style-name="Tabella5.A3" office:value-type="string">
            <text:p text:style-name="P34">CHIETI SCALO</text:p>
          </table:table-cell>
          <table:table-cell table:style-name="Tabella5.B3" office:value-type="float" office:value="20">
            <text:p text:style-name="P29">20</text:p>
          </table:table-cell>
          <table:table-cell table:style-name="Tabella5.B3" office:value-type="float" office:value="8">
            <text:p text:style-name="P29">8</text:p>
          </table:table-cell>
          <table:table-cell table:style-name="Tabella5.B3" office:value-type="float" office:value="11">
            <text:p text:style-name="P29">11</text:p>
          </table:table-cell>
          <table:table-cell table:style-name="Tabella5.B3" office:value-type="float" office:value="14">
            <text:p text:style-name="P35">14</text:p>
          </table:table-cell>
          <table:table-cell table:style-name="Tabella5.B3" office:value-type="float" office:value="30">
            <text:p text:style-name="P35">30</text:p>
          </table:table-cell>
          <table:table-cell table:style-name="Tabella5.A3" office:value-type="string">
            <text:p text:style-name="P42"/>
          </table:table-cell>
          <table:table-cell table:style-name="Tabella5.A3" office:value-type="string">
            <text:p text:style-name="P42"/>
          </table:table-cell>
          <table:table-cell table:style-name="Tabella5.A3" office:value-type="string">
            <text:p text:style-name="P34">CHENNAI</text:p>
          </table:table-cell>
          <table:table-cell table:style-name="Tabella5.B3" office:value-type="float" office:value="21">
            <text:p text:style-name="P29">21</text:p>
          </table:table-cell>
          <table:table-cell table:style-name="Tabella5.B3" office:value-type="float" office:value="8">
            <text:p text:style-name="P29">8</text:p>
          </table:table-cell>
          <table:table-cell table:style-name="Tabella5.B3" office:value-type="float" office:value="11">
            <text:p text:style-name="P29">11</text:p>
          </table:table-cell>
          <table:table-cell table:style-name="Tabella5.B3" office:value-type="float" office:value="17">
            <text:p text:style-name="P35">17</text:p>
          </table:table-cell>
          <table:table-cell table:style-name="Tabella5.B3" office:value-type="float" office:value="30">
            <text:p text:style-name="P35">30</text:p>
          </table:table-cell>
          <table:table-cell table:style-name="Tabella5.O3" office:value-type="string">
            <text:p text:style-name="P42"/>
          </table:table-cell>
        </table:table-row>
      </table:table>
      <text:p text:style-name="Text_20_body"/>
      <table:table table:name="Tabella6" table:style-name="Tabella6">
        <table:table-column table:style-name="Tabella6.A" table:number-columns-repeated="2"/>
        <table:table-column table:style-name="Tabella6.C"/>
        <table:table-column table:style-name="Tabella6.D"/>
        <table:table-column table:style-name="Tabella6.E"/>
        <table:table-column table:style-name="Tabella6.A" table:number-columns-repeated="6"/>
        <table:table-column table:style-name="Tabella6.L"/>
        <table:table-column table:style-name="Tabella6.M"/>
        <table:table-column table:style-name="Tabella6.A" table:number-columns-repeated="5"/>
        <table:table-column table:style-name="Tabella6.S"/>
        <table:table-column table:style-name="Tabella6.A" table:number-columns-repeated="4"/>
        <table:table-column table:style-name="Tabella6.X"/>
        <table:table-column table:style-name="Tabella6.Y"/>
        <table:table-row table:style-name="Tabella6.1">
          <table:table-cell table:style-name="Tabella6.A1" table:number-columns-spanned="25" office:value-type="string">
            <text:p text:style-name="P16">PERFORMED WORKING HOU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1">
          <table:table-cell table:style-name="Tabella6.A2" table:number-columns-spanned="3" office:value-type="string">
            <text:p text:style-name="P24">DATE</text:p>
          </table:table-cell>
          <table:covered-table-cell/>
          <table:covered-table-cell/>
          <table:table-cell table:style-name="Tabella6.A2" table:number-columns-spanned="2" office:value-type="string">
            <text:p text:style-name="P24">FROM</text:p>
          </table:table-cell>
          <table:covered-table-cell/>
          <table:table-cell table:style-name="Tabella6.A2" table:number-columns-spanned="2" office:value-type="string">
            <text:p text:style-name="P24">TO</text:p>
          </table:table-cell>
          <table:covered-table-cell/>
          <table:table-cell table:style-name="Tabella6.A2" table:number-columns-spanned="2" office:value-type="string">
            <text:p text:style-name="P7">FROM</text:p>
          </table:table-cell>
          <table:covered-table-cell/>
          <table:table-cell table:style-name="Tabella6.A2" table:number-columns-spanned="2" office:value-type="string">
            <text:p text:style-name="P7">TO</text:p>
          </table:table-cell>
          <table:covered-table-cell/>
          <table:table-cell table:style-name="Tabella6.A2" office:value-type="string">
            <text:p text:style-name="P7">TOT</text:p>
          </table:table-cell>
          <table:table-cell table:style-name="Tabella6.M2" office:value-type="string">
            <text:p text:style-name="P42"/>
          </table:table-cell>
          <table:table-cell table:style-name="Tabella6.A2" table:number-columns-spanned="3" office:value-type="string">
            <text:p text:style-name="P24">DATE</text:p>
          </table:table-cell>
          <table:covered-table-cell/>
          <table:covered-table-cell/>
          <table:table-cell table:style-name="Tabella6.A2" table:number-columns-spanned="2" office:value-type="string">
            <text:p text:style-name="P24">FROM</text:p>
          </table:table-cell>
          <table:covered-table-cell/>
          <table:table-cell table:style-name="Tabella6.A2" table:number-columns-spanned="2" office:value-type="string">
            <text:p text:style-name="P24">TO</text:p>
          </table:table-cell>
          <table:covered-table-cell/>
          <table:table-cell table:style-name="Tabella6.A2" table:number-columns-spanned="2" office:value-type="string">
            <text:p text:style-name="P24">FROM</text:p>
          </table:table-cell>
          <table:covered-table-cell/>
          <table:table-cell table:style-name="Tabella6.A2" table:number-columns-spanned="2" office:value-type="string">
            <text:p text:style-name="P24">TO</text:p>
          </table:table-cell>
          <table:covered-table-cell/>
          <table:table-cell table:style-name="Tabella6.A1" office:value-type="string">
            <text:p text:style-name="P24">TOT</text:p>
          </table:table-cell>
        </table:table-row>
        <table:table-row table:style-name="Tabella6.1">
          <table:table-cell table:style-name="Tabella6.A3" office:value-type="float" office:value="21">
            <text:p text:style-name="P39">22</text:p>
          </table:table-cell>
          <table:table-cell table:style-name="Tabella6.A3" office:value-type="float" office:value="8">
            <text:p text:style-name="P39">08</text:p>
          </table:table-cell>
          <table:table-cell table:style-name="Tabella6.A3" office:value-type="float" office:value="0">
            <text:p text:style-name="P39">11</text:p>
          </table:table-cell>
          <table:table-cell table:style-name="Tabella6.A3" office:value-type="float" office:value="0">
            <text:p text:style-name="P31">08</text:p>
          </table:table-cell>
          <table:table-cell table:style-name="Tabella6.A3" office:value-type="float" office:value="0">
            <text:p text:style-name="P36">00</text:p>
          </table:table-cell>
          <table:table-cell table:style-name="Tabella6.A3" office:value-type="float" office:value="0">
            <text:p text:style-name="P36">12</text:p>
          </table:table-cell>
          <table:table-cell table:style-name="Tabella6.A3" office:value-type="float" office:value="0">
            <text:p text:style-name="P36">00</text:p>
          </table:table-cell>
          <table:table-cell table:style-name="Tabella6.A3" office:value-type="float" office:value="0">
            <text:p text:style-name="P38">12</text:p>
          </table:table-cell>
          <table:table-cell table:style-name="Tabella6.A3" office:value-type="float" office:value="0">
            <text:p text:style-name="P36">30</text:p>
          </table:table-cell>
          <table:table-cell table:style-name="Tabella6.A3" office:value-type="float" office:value="0">
            <text:p text:style-name="P36">18</text:p>
          </table:table-cell>
          <table:table-cell table:style-name="Tabella6.A3" office:value-type="float" office:value="0">
            <text:p text:style-name="P36">00</text:p>
          </table:table-cell>
          <table:table-cell table:style-name="Tabella6.A3" office:value-type="float" office:value="11.5">
            <text:p text:style-name="P36">9,5</text:p>
          </table:table-cell>
          <table:table-cell table:style-name="Tabella6.M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Y3" office:value-type="string">
            <text:p text:style-name="P43"/>
          </table:table-cell>
        </table:table-row>
        <table:table-row table:style-name="Tabella6.1">
          <table:table-cell table:style-name="Tabella6.A3" office:value-type="float" office:value="22">
            <text:p text:style-name="P39">23</text:p>
          </table:table-cell>
          <table:table-cell table:style-name="Tabella6.A3" office:value-type="float" office:value="8">
            <text:p text:style-name="P39">08</text:p>
          </table:table-cell>
          <table:table-cell table:style-name="Tabella6.A3" office:value-type="float" office:value="0">
            <text:p text:style-name="P39">11</text:p>
          </table:table-cell>
          <table:table-cell table:style-name="Tabella6.A3" office:value-type="float" office:value="0">
            <text:p text:style-name="P31">08</text:p>
          </table:table-cell>
          <table:table-cell table:style-name="Tabella6.A3" office:value-type="float" office:value="0">
            <text:p text:style-name="P36">00</text:p>
          </table:table-cell>
          <table:table-cell table:style-name="Tabella6.A3" office:value-type="float" office:value="0">
            <text:p text:style-name="P36">12</text:p>
          </table:table-cell>
          <table:table-cell table:style-name="Tabella6.A3" office:value-type="float" office:value="0">
            <text:p text:style-name="P36">00</text:p>
          </table:table-cell>
          <table:table-cell table:style-name="Tabella6.A3" office:value-type="float" office:value="0">
            <text:p text:style-name="P38">12</text:p>
          </table:table-cell>
          <table:table-cell table:style-name="Tabella6.A3" office:value-type="float" office:value="0">
            <text:p text:style-name="P36">30</text:p>
          </table:table-cell>
          <table:table-cell table:style-name="Tabella6.A3" office:value-type="float" office:value="0">
            <text:p text:style-name="P36">18</text:p>
          </table:table-cell>
          <table:table-cell table:style-name="Tabella6.A3" office:value-type="float" office:value="0">
            <text:p text:style-name="P36">30</text:p>
          </table:table-cell>
          <table:table-cell table:style-name="Tabella6.A3" office:value-type="float" office:value="11.5">
            <text:p text:style-name="P36">10</text:p>
          </table:table-cell>
          <table:table-cell table:style-name="Tabella6.M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Y3" office:value-type="string">
            <text:p text:style-name="P43"/>
          </table:table-cell>
        </table:table-row>
        <table:table-row table:style-name="Tabella6.1">
          <table:table-cell table:style-name="Tabella6.A3" office:value-type="float" office:value="23">
            <text:p text:style-name="P39">24</text:p>
          </table:table-cell>
          <table:table-cell table:style-name="Tabella6.A3" office:value-type="float" office:value="8">
            <text:p text:style-name="P39">08</text:p>
          </table:table-cell>
          <table:table-cell table:style-name="Tabella6.A3" office:value-type="float" office:value="0">
            <text:p text:style-name="P39">11</text:p>
          </table:table-cell>
          <table:table-cell table:style-name="Tabella6.A3" office:value-type="float" office:value="0">
            <text:p text:style-name="P31">08</text:p>
          </table:table-cell>
          <table:table-cell table:style-name="Tabella6.A3" office:value-type="float" office:value="0">
            <text:p text:style-name="P36">00</text:p>
          </table:table-cell>
          <table:table-cell table:style-name="Tabella6.A3" office:value-type="float" office:value="0">
            <text:p text:style-name="P36">12</text:p>
          </table:table-cell>
          <table:table-cell table:style-name="Tabella6.A3" office:value-type="float" office:value="0">
            <text:p text:style-name="P36">00</text:p>
          </table:table-cell>
          <table:table-cell table:style-name="Tabella6.A3" office:value-type="float" office:value="0">
            <text:p text:style-name="P38">12</text:p>
          </table:table-cell>
          <table:table-cell table:style-name="Tabella6.A3" office:value-type="float" office:value="0">
            <text:p text:style-name="P36">30</text:p>
          </table:table-cell>
          <table:table-cell table:style-name="Tabella6.A3" office:value-type="float" office:value="0">
            <text:p text:style-name="P36">19</text:p>
          </table:table-cell>
          <table:table-cell table:style-name="Tabella6.A3" office:value-type="float" office:value="0">
            <text:p text:style-name="P36">00</text:p>
          </table:table-cell>
          <table:table-cell table:style-name="Tabella6.A3" office:value-type="float" office:value="11.5">
            <text:p text:style-name="P36">10,5</text:p>
          </table:table-cell>
          <table:table-cell table:style-name="Tabella6.M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Y3" office:value-type="string">
            <text:p text:style-name="P43"/>
          </table:table-cell>
        </table:table-row>
        <table:table-row table:style-name="Tabella6.6">
          <table:table-cell table:style-name="Tabella6.A3" office:value-type="float" office:value="24">
            <text:p text:style-name="P39">25</text:p>
          </table:table-cell>
          <table:table-cell table:style-name="Tabella6.A3" office:value-type="float" office:value="8">
            <text:p text:style-name="P39">08</text:p>
          </table:table-cell>
          <table:table-cell table:style-name="Tabella6.A3" office:value-type="float" office:value="0">
            <text:p text:style-name="P39">11</text:p>
          </table:table-cell>
          <table:table-cell table:style-name="Tabella6.A3" office:value-type="float" office:value="0">
            <text:p text:style-name="P31">08</text:p>
          </table:table-cell>
          <table:table-cell table:style-name="Tabella6.A3" office:value-type="float" office:value="0">
            <text:p text:style-name="P36">00</text:p>
          </table:table-cell>
          <table:table-cell table:style-name="Tabella6.A3" office:value-type="float" office:value="0">
            <text:p text:style-name="P36">12</text:p>
          </table:table-cell>
          <table:table-cell table:style-name="Tabella6.A3" office:value-type="float" office:value="0">
            <text:p text:style-name="P36">00</text:p>
          </table:table-cell>
          <table:table-cell table:style-name="Tabella6.A3" office:value-type="float" office:value="0">
            <text:p text:style-name="P38">12</text:p>
          </table:table-cell>
          <table:table-cell table:style-name="Tabella6.A3" office:value-type="float" office:value="0">
            <text:p text:style-name="P36">30</text:p>
          </table:table-cell>
          <table:table-cell table:style-name="Tabella6.A3" office:value-type="float" office:value="0">
            <text:p text:style-name="P36">01</text:p>
          </table:table-cell>
          <table:table-cell table:style-name="Tabella6.A3" office:value-type="float" office:value="0">
            <text:p text:style-name="P36">00</text:p>
          </table:table-cell>
          <table:table-cell table:style-name="Tabella6.A3" office:value-type="float" office:value="0">
            <text:p text:style-name="P36">16,5</text:p>
          </table:table-cell>
          <table:table-cell table:style-name="Tabella6.M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Y3" office:value-type="string">
            <text:p text:style-name="P43"/>
          </table:table-cell>
        </table:table-row>
        <table:table-row table:style-name="Tabella6.1">
          <table:table-cell table:style-name="Tabella6.A3" office:value-type="float" office:value="25">
            <text:p text:style-name="P39">26</text:p>
          </table:table-cell>
          <table:table-cell table:style-name="Tabella6.A3" office:value-type="float" office:value="0">
            <text:p text:style-name="P39"><text:s/><text:span text:style-name="T6">08</text:span> </text:p>
          </table:table-cell>
          <table:table-cell table:style-name="Tabella6.A3" office:value-type="float" office:value="0">
            <text:p text:style-name="P39">11</text:p>
          </table:table-cell>
          <table:table-cell table:style-name="Tabella6.A3" office:value-type="float" office:value="0">
            <text:p text:style-name="P31">08</text:p>
          </table:table-cell>
          <table:table-cell table:style-name="Tabella6.A3" office:value-type="float" office:value="0">
            <text:p text:style-name="P36">00</text:p>
          </table:table-cell>
          <table:table-cell table:style-name="Tabella6.A3" office:value-type="float" office:value="0">
            <text:p text:style-name="P36">12</text:p>
          </table:table-cell>
          <table:table-cell table:style-name="Tabella6.A3" office:value-type="float" office:value="0">
            <text:p text:style-name="P36">00</text:p>
          </table:table-cell>
          <table:table-cell table:style-name="Tabella6.A3" office:value-type="float" office:value="0">
            <text:p text:style-name="P38">12</text:p>
          </table:table-cell>
          <table:table-cell table:style-name="Tabella6.A3" office:value-type="float" office:value="0">
            <text:p text:style-name="P36">30</text:p>
          </table:table-cell>
          <table:table-cell table:style-name="Tabella6.A3" office:value-type="float" office:value="0">
            <text:p text:style-name="P36">19</text:p>
          </table:table-cell>
          <table:table-cell table:style-name="Tabella6.A3" office:value-type="float" office:value="0">
            <text:p text:style-name="P37"><text:s/>30</text:p>
          </table:table-cell>
          <table:table-cell table:style-name="Tabella6.A3" office:value-type="float" office:value="0">
            <text:p text:style-name="P37"><text:s text:c="3"/>11</text:p>
          </table:table-cell>
          <table:table-cell table:style-name="Tabella6.M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Y3" office:value-type="string">
            <text:p text:style-name="P43"><text:s text:c="2"/></text:p>
          </table:table-cell>
        </table:table-row>
        <table:table-row table:style-name="Tabella6.1">
          <table:table-cell table:style-name="Tabella6.A3" office:value-type="float" office:value="0">
            <text:p text:style-name="P40"><text:s text:c="2"/>27</text:p>
          </table:table-cell>
          <table:table-cell table:style-name="Tabella6.A3" office:value-type="float" office:value="0">
            <text:p text:style-name="P40"><text:s text:c="2"/>08</text:p>
          </table:table-cell>
          <table:table-cell table:style-name="Tabella6.A3" office:value-type="float" office:value="0">
            <text:p text:style-name="P40"><text:s text:c="2"/>11</text:p>
          </table:table-cell>
          <table:table-cell table:style-name="Tabella6.A3" office:value-type="float" office:value="0">
            <text:p text:style-name="P31">08</text:p>
          </table:table-cell>
          <table:table-cell table:style-name="Tabella6.A3" office:value-type="float" office:value="0">
            <text:p text:style-name="P36">00</text:p>
          </table:table-cell>
          <table:table-cell table:style-name="Tabella6.A3" office:value-type="float" office:value="0">
            <text:p text:style-name="P36">12</text:p>
          </table:table-cell>
          <table:table-cell table:style-name="Tabella6.A3" office:value-type="float" office:value="0">
            <text:p text:style-name="P36">00</text:p>
          </table:table-cell>
          <table:table-cell table:style-name="Tabella6.A3" office:value-type="float" office:value="0">
            <text:p text:style-name="P38">12</text:p>
          </table:table-cell>
          <table:table-cell table:style-name="Tabella6.A3" office:value-type="float" office:value="0">
            <text:p text:style-name="P36">30</text:p>
          </table:table-cell>
          <table:table-cell table:style-name="Tabella6.A3">
            <text:p text:style-name="P36"/>
          </table:table-cell>
          <table:table-cell table:style-name="Tabella6.A3">
            <text:p text:style-name="P37"/>
          </table:table-cell>
          <table:table-cell table:style-name="Tabella6.A3">
            <text:p text:style-name="P43"/>
          </table:table-cell>
          <table:table-cell table:style-name="Tabella6.M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N3" office:value-type="string">
            <text:p text:style-name="P43"/>
          </table:table-cell>
          <table:table-cell table:style-name="Tabella6.Y3" office:value-type="string">
            <text:p text:style-name="P43"/>
          </table:table-cell>
        </table:table-row>
      </table:table>
      <text:p text:style-name="P45"/>
      <table:table table:name="Tabella7" table:style-name="Tabella7">
        <table:table-column table:style-name="Tabella7.A"/>
        <table:table-column table:style-name="Tabella7.B" table:number-columns-repeated="2"/>
        <table:table-column table:style-name="Tabella7.D"/>
        <table:table-column table:style-name="Tabella7.B"/>
        <table:table-column table:style-name="Tabella7.F"/>
        <table:table-column table:style-name="Tabella7.G"/>
        <table:table-column table:style-name="Tabella7.H"/>
        <table:table-column table:style-name="Tabella7.A"/>
        <table:table-column table:style-name="Tabella7.B" table:number-columns-repeated="5"/>
        <table:table-column table:style-name="Tabella7.O"/>
        <table:table-row table:style-name="Tabella7.1">
          <table:table-cell table:style-name="Tabella7.A1" table:number-columns-spanned="9" office:value-type="string">
            <text:p text:style-name="P9"><text:span text:style-name="T4"><text:s text:c="72"/></text:span><text:span text:style-name="T3">RETURN TRAVE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7.J1" table:number-columns-spanned="2" office:value-type="string">
            <text:p text:style-name="P4"/>
            <text:p text:style-name="Testo_20_tabella">AEREO<text:span text:style-name="T5"> </text:span></text:p>
          </table:table-cell>
          <table:covered-table-cell/>
          <table:table-cell table:style-name="Tabella7.J1" table:number-columns-spanned="2" office:value-type="string">
            <text:p text:style-name="P4"/>
            <text:p text:style-name="Testo_20_tabella">TRENO <text:s text:c="4"/></text:p>
          </table:table-cell>
          <table:covered-table-cell/>
          <table:table-cell table:style-name="Tabella7.J1" office:value-type="string">
            <text:p text:style-name="P4"/>
            <text:p text:style-name="Testo_20_tabella">AUTO</text:p>
          </table:table-cell>
          <table:table-cell table:style-name="Tabella7.O1" office:value-type="string">
            <text:p text:style-name="P42"/>
          </table:table-cell>
        </table:table-row>
        <table:table-row table:style-name="Tabella7.1">
          <table:table-cell table:style-name="Tabella7.A1" office:value-type="string">
            <text:p text:style-name="P24">DEPARTURE PLACE</text:p>
          </table:table-cell>
          <table:table-cell table:style-name="Tabella7.A1" table:number-columns-spanned="3" office:value-type="string">
            <text:p text:style-name="P24">DATE</text:p>
          </table:table-cell>
          <table:covered-table-cell/>
          <table:covered-table-cell/>
          <table:table-cell table:style-name="Tabella7.A1" table:number-columns-spanned="2" office:value-type="string">
            <text:p text:style-name="P24">TIME</text:p>
          </table:table-cell>
          <table:covered-table-cell/>
          <table:table-cell table:style-name="Tabella7.A1" office:value-type="string">
            <text:p text:style-name="P24">KM</text:p>
          </table:table-cell>
          <table:table-cell table:style-name="Tabella7.H2" office:value-type="string">
            <text:p text:style-name="P43"/>
          </table:table-cell>
          <table:table-cell table:style-name="Tabella7.A1" office:value-type="string">
            <text:p text:style-name="P24">ARRIVING PLACE</text:p>
          </table:table-cell>
          <table:table-cell table:style-name="Tabella7.A1" table:number-columns-spanned="3" office:value-type="string">
            <text:p text:style-name="P24">DATE</text:p>
          </table:table-cell>
          <table:covered-table-cell/>
          <table:covered-table-cell/>
          <table:table-cell table:style-name="Tabella7.A1" table:number-columns-spanned="2" office:value-type="string">
            <text:p text:style-name="P24">TIME</text:p>
          </table:table-cell>
          <table:covered-table-cell/>
          <table:table-cell table:style-name="Tabella7.O2" office:value-type="string">
            <text:p text:style-name="P24">KM</text:p>
          </table:table-cell>
        </table:table-row>
        <table:table-row table:style-name="Tabella7.1">
          <table:table-cell table:style-name="Tabella7.A3" office:value-type="string">
            <text:p text:style-name="P37">CHENNAI</text:p>
          </table:table-cell>
          <table:table-cell table:style-name="Tabella7.B3" office:value-type="float" office:value="27">
            <text:p text:style-name="P32">27</text:p>
          </table:table-cell>
          <table:table-cell table:style-name="Tabella7.B3" office:value-type="float" office:value="8">
            <text:p text:style-name="P32">08</text:p>
          </table:table-cell>
          <table:table-cell table:style-name="Tabella7.B3" office:value-type="float" office:value="11">
            <text:p text:style-name="P32">11</text:p>
          </table:table-cell>
          <table:table-cell table:style-name="Tabella7.B3" office:value-type="float" office:value="0">
            <text:p text:style-name="P36">11</text:p>
          </table:table-cell>
          <table:table-cell table:style-name="Tabella7.B3" office:value-type="float" office:value="0">
            <text:p text:style-name="P36">00</text:p>
          </table:table-cell>
          <table:table-cell table:style-name="Tabella7.B3">
            <text:p text:style-name="P37"/>
          </table:table-cell>
          <table:table-cell table:style-name="Tabella7.B3">
            <text:p text:style-name="P37"/>
          </table:table-cell>
          <table:table-cell table:style-name="Tabella7.B3" office:value-type="float" office:value="0">
            <text:p text:style-name="P37">CHIETI SCALO</text:p>
          </table:table-cell>
          <table:table-cell table:style-name="Tabella7.B3" office:value-type="float" office:value="27">
            <text:p text:style-name="P32">28</text:p>
          </table:table-cell>
          <table:table-cell table:style-name="Tabella7.B3" office:value-type="float" office:value="8">
            <text:p text:style-name="P32">08</text:p>
          </table:table-cell>
          <table:table-cell table:style-name="Tabella7.B3" office:value-type="float" office:value="11">
            <text:p text:style-name="P32">11</text:p>
          </table:table-cell>
          <table:table-cell table:style-name="Tabella7.A3" office:value-type="string">
            <text:p text:style-name="P36"/>
          </table:table-cell>
          <table:table-cell table:style-name="Tabella7.A3" office:value-type="string">
            <text:p text:style-name="P37"/>
          </table:table-cell>
          <table:table-cell table:style-name="Tabella7.O3" office:value-type="string">
            <text:p text:style-name="P37"/>
          </table:table-cell>
        </table:table-row>
      </table:table>
      <text:p text:style-name="Text_20_body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row table:style-name="Tabella8.1">
          <table:table-cell table:style-name="Tabella8.A1" office:value-type="string">
            <text:p text:style-name="P7">SELMEC TECHNICIAN SIGNATURE</text:p>
          </table:table-cell>
          <table:table-cell table:style-name="Tabella8.A1" office:value-type="string">
            <text:p text:style-name="P41"><text:s/>X</text:p>
          </table:table-cell>
          <table:table-cell table:style-name="Tabella8.A1" office:value-type="string">
            <text:p text:style-name="P24">COMPLETED</text:p>
          </table:table-cell>
          <table:table-cell table:style-name="Tabella8.A1" office:value-type="string">
            <text:p text:style-name="P43"/>
          </table:table-cell>
          <table:table-cell table:style-name="Tabella8.A1" office:value-type="string">
            <text:p text:style-name="P24">NOT COMPLETED</text:p>
          </table:table-cell>
          <table:table-cell table:style-name="Tabella8.F1" office:value-type="string">
            <text:p text:style-name="P7">CLIENT SIGNATURE</text:p>
          </table:table-cell>
        </table:table-row>
        <table:table-row table:style-name="Tabella8.2">
          <table:table-cell table:style-name="Tabella8.A1" office:value-type="string">
            <text:p text:style-name="P4"/>
            <text:p text:style-name="P21"/>
          </table:table-cell>
          <table:table-cell table:style-name="Tabella8.A1" table:number-columns-spanned="2" office:value-type="string">
            <text:p text:style-name="P4">ABOVE DESCRIBED ACTIVITIES ARE FULL SATISFACTORY </text:p>
          </table:table-cell>
          <table:covered-table-cell/>
          <table:table-cell table:style-name="Tabella8.A1" table:number-columns-spanned="2" office:value-type="string">
            <text:p text:style-name="P23">I CONFIRM ONLY THE WORKING AND WAITING HOURS </text:p>
          </table:table-cell>
          <table:covered-table-cell/>
          <table:table-cell table:style-name="Tabella8.F1" office:value-type="string">
            <text:p text:style-name="P43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2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class="chapter">
      <style:paragraph-properties fo:margin-top="0.254cm" fo:margin-bottom="0.127cm" fo:text-align="center" style:justify-single-word="false" fo:keep-together="always" fo:keep-with-next="always"/>
      <style:text-properties style:font-name="Arial" fo:font-size="18pt" fo:font-weight="bold" style:font-size-asian="18pt" style:font-weight-asian="bold"/>
    </style:style>
    <style:style style:name="Subtitle" style:family="paragraph" style:parent-style-name="Standard" style:next-style-name="Text_20_body" style:class="chapter">
      <style:paragraph-properties fo:margin-top="0.127cm" fo:margin-bottom="0.127cm"/>
      <style:text-properties fo:font-size="12pt" fo:font-style="italic" fo:font-weight="bold" style:font-size-asian="12pt" style:font-style-asian="italic" style:font-weight-asian="bold"/>
    </style:style>
    <style:style style:name="Test._20_inf." style:display-name="Test. inf." style:family="paragraph" style:parent-style-name="Standard">
      <style:text-properties fo:font-size="12pt" style:font-size-asian="12pt"/>
    </style:style>
    <style:style style:name="Test._20_sup." style:display-name="Test. sup." style:family="paragraph" style:parent-style-name="Standard">
      <style:text-properties fo:font-size="12pt" style:font-size-asian="12pt"/>
    </style:style>
    <style:style style:name="Elenco_20_Numer." style:display-name="Elenco Numer." style:family="paragraph" style:parent-style-name="Standard" style:list-style-name="WW8StyleNum">
      <style:text-properties fo:font-size="12pt" style:font-size-asian="12pt"/>
    </style:style>
    <style:style style:name="Richiamo" style:family="paragraph" style:parent-style-name="Standard" style:list-style-name="WW8StyleNum1">
      <style:text-properties fo:font-size="12pt" style:font-size-asian="12pt"/>
    </style:style>
    <style:style style:name="Testo_20_normale" style:display-name="Testo normale" style:family="paragraph" style:parent-style-name="Standard">
      <style:text-properties fo:font-size="12pt" style:font-size-asian="12pt"/>
    </style:style>
    <style:style style:name="_31_" style:display-name="1" style:family="paragraph" style:parent-style-name="Standard">
      <style:paragraph-properties fo:line-height="0.152cm"/>
      <style:text-properties style:font-name="Arial" fo:font-size="4pt" style:font-size-asian="4pt"/>
    </style:style>
    <style:style style:name="Testo_20_tabella" style:display-name="Testo tabella" style:family="paragraph" style:parent-style-name="Standard">
      <style:text-properties style:font-name="Arial" fo:font-size="6pt" style:font-size-asian="6pt"/>
    </style:style>
    <style:style style:name="Testo_20_predefinito" style:display-name="Testo predefinito" style:family="paragraph" style:parent-style-name="Standard">
      <style:text-properties fo:font-size="12pt" style:font-size-asian="12pt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 style:text-autospace="ideograph-alpha" style:punctuation-wrap="hanging" style:vertical-align="auto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8.001cm"/>
          <style:tab-stop style:position="9.001cm"/>
          <style:tab-stop style:position="10.001cm"/>
          <style:tab-stop style:position="11.001cm"/>
          <style:tab-stop style:position="12.002cm"/>
          <style:tab-stop style:position="13.002cm"/>
          <style:tab-stop style:position="14.002cm"/>
          <style:tab-stop style:position="15.002cm"/>
          <style:tab-stop style:position="16.002cm"/>
          <style:tab-stop style:position="17.002cm"/>
          <style:tab-stop style:position="18.002cm"/>
          <style:tab-stop style:position="19.002cm" style:type="right"/>
          <style:tab-stop style:position="20.003cm" style:type="right"/>
          <style:tab-stop style:position="21.003cm" style:type="right"/>
        </style:tab-stops>
      </style:paragraph-properties>
      <style:text-properties style:font-name="Arial" fo:font-size="12pt" fo:font-style="italic" fo:font-weight="bold" style:font-size-asian="12pt" style:font-style-asian="italic" style:font-weight-asian="bold" style:font-weight-complex="bold"/>
    </style:style>
    <style:style style:name="WW8Num1z0" style:family="text">
      <style:text-properties style:font-name="Wingdings"/>
    </style:style>
    <style:style style:name="WW8Num2z0" style:family="text">
      <style:text-properties style:font-name="Wingdings"/>
    </style:style>
    <style:style style:name="WW8Num3z0" style:family="text">
      <style:text-properties style:font-name="Wingdings"/>
    </style:style>
    <style:style style:name="WW8Num4z0" style:family="text">
      <style:text-properties style:font-name="Wingdings"/>
    </style:style>
    <style:style style:name="WW8Num5z0" style:family="text">
      <style:text-properties style:font-name="Wingdings"/>
    </style:style>
    <style:style style:name="WW8Num6z0" style:family="text">
      <style:text-properties style:font-name="Wingdings"/>
    </style:style>
    <style:style style:name="WW8Num7z0" style:family="text">
      <style:text-properties style:font-name="Wingdings"/>
    </style:style>
    <style:style style:name="WW8Num9z0" style:family="text">
      <style:text-properties style:font-name="Wingdings"/>
    </style:style>
    <style:style style:name="WW8Num10z0" style:family="text">
      <style:text-properties style:font-name="Wingdings"/>
    </style:style>
    <style:style style:name="Car._20_predefinito_20_paragrafo" style:display-name="Car. predefinito paragrafo" style:family="text"/>
    <style:style style:name="Numbering_20_Symbols" style:display-name="Numbering Symbols" style:family="text"/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" style:num-format="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" style:num-format="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" style:num-format="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prefix="" style:num-format="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" style:num-format="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" style:num-format="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" style:num-format="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prefix="" style:num-format="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prefix="" style:num-format="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 text:start-value="0">
        <style:list-level-properties text:min-label-width="0.508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99cm" fo:margin-bottom="1.6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R</dc:title>
    <meta:initial-creator>pc utm2</meta:initial-creator>
    <meta:creation-date>2010-10-29T18:06:00</meta:creation-date>
    <dc:creator>Daniele Lacanale</dc:creator>
    <dc:date>2011-08-27T10:14:55.57</dc:date>
    <meta:print-date>2007-10-18T14:09:00</meta:print-date>
    <meta:editing-cycles>34</meta:editing-cycles>
    <meta:editing-duration>PT1H10M15S</meta:editing-duration>
    <meta:generator>OpenOffice.org/3.3$Win32 OpenOffice.org_project/330m20$Build-9567</meta:generator>
    <meta:document-statistic meta:table-count="8" meta:image-count="0" meta:object-count="1" meta:page-count="1" meta:paragraph-count="165" meta:word-count="288" meta:character-count="1587"/>
    <meta:user-defined meta:name="_AdHocReviewCycleID" meta:value-type="float">-1671938995</meta:user-defined>
    <meta:user-defined meta:name="_AuthorEmail">ubaldo.pignoli@selmec.com</meta:user-defined>
    <meta:user-defined meta:name="_AuthorEmailDisplayName">ubaldo pignoli</meta:user-defined>
    <meta:user-defined meta:name="_EmailSubject">Rapporto d'intervento</meta:user-defined>
    <meta:user-defined meta:name="_ReviewingToolsShownOnce" meta:value-type="string"/>
  </office:meta>
</office:document-meta>
</file>